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fo:font-size="10pt" fo:language="pl" fo:country="PL" style:font-size-asian="10pt" style:font-size-complex="10pt"/>
    </style:style>
    <style:style style:name="P2" style:family="paragraph" style:parent-style-name="Standard" style:list-style-name="L1">
      <style:paragraph-properties fo:line-height="150%" fo:text-align="justify" style:justify-single-word="false"/>
      <style:text-properties style:font-name="Arial" fo:font-size="10pt" fo:language="pl" fo:country="PL" style:font-size-asian="10pt" style:font-size-complex="10pt"/>
    </style:style>
    <style:style style:name="P3" style:family="paragraph" style:parent-style-name="Standard" style:list-style-name="L2">
      <style:paragraph-properties fo:line-height="150%" fo:text-align="justify" style:justify-single-word="false"/>
      <style:text-properties style:font-name="Arial" fo:font-size="10pt" fo:language="pl" fo:country="PL" style:font-size-asian="10pt" style:font-size-complex="10pt"/>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list xml:id="list1300464096077371170" text:style-name="L1">
        <text:list-item>
          <text:list>
            <text:list-item>
              <text:p text:style-name="P2">Nasza propozycja rozwiązania</text:p>
            </text:list-item>
          </text:list>
        </text:list-item>
      </text:list>
      <text:p text:style-name="P1"/>
      <text:p text:style-name="P1"><text:tab/>W celu implementacji rozwiązania problemu przy użyciu naszej biblioteki użytkownik będzie musiał dostarczyć następujące elementy:</text:p>
      <text:p text:style-name="P1"/>
      <text:list xml:id="list5313570915201375305" text:style-name="L2">
        <text:list-item>
          <text:p text:style-name="P3">funkcja do podziału problemu na podproblemy</text:p>
        </text:list-item>
        <text:list-item>
          <text:p text:style-name="P3">funkcja do stwierdzenia czy problem jest bazowy</text:p>
        </text:list-item>
        <text:list-item>
          <text:p text:style-name="P3">funkcja do rozwiązania problemu bazowego</text:p>
        </text:list-item>
        <text:list-item>
          <text:p text:style-name="P3">funkcja do scalania rozwiązań podproblemów</text:p>
        </text:list-item>
        <text:list-item>
          <text:p text:style-name="P3">kernel implementujący rozwiązanie problemu na GPU</text:p>
        </text:list-item>
        <text:list-item>
          <text:p text:style-name="P3">dane</text:p>
        </text:list-item>
      </text:list>
      <text:p text:style-name="P1"><text:tab/></text:p>
      <text:p text:style-name="P1"><text:tab/>Biblioteka zajmie się resztą, zgodnie ze schematami omówionymi w poprzednim rozdziale. Co wówczas kiedy jeden wątek będzie potrzebował danych używanych przez drugi wątek? <text:s/>Ze względu na minimalizacje sekcji krytycznych zostawiamy kwestie synchronizacji danych po stronie użytkownika. Użytkownik najlepiej wie co implementuje, które zasoby są tylko do odczyty, a które potrzebują dodatkowego zabezpieczenia dostępu, a jeżeli potrzebują to jakiego, czy będzie to zwykły spin lock (jest to najprostszy mechanizm synchronizacji polegający na odczekiwaniu w pętli na zmianę stanu zmiennej) czy może semafor (bardziej złożony mechanizm służący synchronizacji pomiędzy wieloma procesami). Motywacją do takiego rozwiązania był fakt, że wiele problemów tego typu charakteryzuje się tym, iż jedne podropblemy nie odwołują się do danych innych podproblemów. Tak jest w przypadku chociażby sortowania szybkiego, wyszukiwania binarnego czy poszukiwania wartości <text:s/>minimalnej lub maksymalnej. Lecz co w przypadku kiedy to procesor graficzny będzie potrzebował danych z któregoś wątku procesora? Ta synchronizacja danych zgodnie z założeniami powinna odbyć się po naszej stronie. Nasza biblioteka wykorzystuje technologie CUDA Unified Memory, która doskonale poradzi sobie w tym przypadku. Jednakże będzie to obciążone koniecznością wykonania kopi danych pomiędzy urządzeniami co spowoduje stratę wydajnościową. Tę kwestię ponownie zostawiamy użytkownikowi, może on zaimplementować wymagane rzeczy tak, aby zminimalizować konieczność synchronizacji danych, lecz jeżeli tego nie zrobi nasza biblioteka poradzi sobie z tym problemem kosztem wydajności.</text:p>
      <text:p text:style-name="P1"/>
      <text:p text:style-name="P1"/>
      <text:p text:style-name="P1">!!!!!!!!!!!!!!!!!!!!!!!!!!!! reszta jest w rozdziale 3.1 a więcej ciezko cos napisac nie wchodzac w szczegoly implementacyjne (rozdzial 4)!!!!!!!!!!!!!!!!!!!!!!!!!!!!!!!!!!!!!!</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16T15:12:04.89</meta:creation-date>
    <meta:generator>OpenOffice/4.1.7$Win32 OpenOffice.org_project/417m1$Build-9800</meta:generator>
    <dc:date>2019-11-19T19:37:20.49</dc:date>
    <meta:editing-duration>PT39M3S</meta:editing-duration>
    <meta:editing-cycles>3</meta:editing-cycles>
    <meta:document-statistic meta:table-count="0" meta:image-count="0" meta:object-count="0" meta:page-count="1" meta:paragraph-count="11" meta:word-count="286" meta:character-count="2204"/>
  </office:meta>
</office:document-meta>
</file>